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1" style:family="text">
      <style:text-properties officeooo:rsid="000e223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5"/><text:span text:style-name="T1">Living life wasn’t always what it was cracked up to be. I should know, I’ve lived life for how long now? Yeah something like that. It would be amusing to be able to go back in time and figure out what this life actually was all about. But I knew it wouldn’t be possible. Time travel wasn’t possible. I had wished time travel would be possible, but well we can only wish right? If wishes were horses, beggars would ride.</text:span></text:p>
      <text:p text:style-name="Standard"><text:s text:c="5"/><text:span text:style-name="T1">So there I sat at my desk wondering what would happen in this lifetime. Could I simply get by with the knowledge that I had of the past? What of the future? If I hoped the future to contain something else would I be allowed to enter it? Wouldn’t make sense not to be able to enter the future given the amount of time it takes to enter a next day.</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08-17T04:35:00.697960318</meta:creation-date>
    <dc:date>2022-08-17T04:44:49.928641744</dc:date>
    <meta:editing-duration>PT9M50S</meta:editing-duration>
    <meta:editing-cycles>1</meta:editing-cycles>
    <meta:document-statistic meta:table-count="0" meta:image-count="0" meta:object-count="0" meta:page-count="1" meta:paragraph-count="2" meta:word-count="151" meta:character-count="775" meta:non-whitespace-character-count="616"/>
    <meta:generator>LibreOffice/6.4.4.2$MacOSX_X86_64 LibreOffice_project/3d775be2011f3886db32dfd395a6a6d1ca2630ff</meta:generator>
  </office:meta>
</office:document-meta>
</file>